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64pt"/>
    </style:style>
    <style:style style:name="co2" style:family="table-column">
      <style:table-column-properties fo:break-before="auto" style:column-width="152.727272727255pt"/>
    </style:style>
    <style:style style:name="co3" style:family="table-column">
      <style:table-column-properties fo:break-before="auto" style:column-width="9.92127703pt"/>
    </style:style>
    <style:style style:name="ro1" style:family="table-row">
      <style:table-row-properties fo:break-before="auto" style:row-height="15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12pt"/>
    </style:style>
    <style:style style:name="ce1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2pt" fo:font-weight="bold"/>
      <style:paragraph-properties fo:margin-left="0pt" fo:text-align="start"/>
    </style:style>
    <style:style style:name="ce2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fo:text-align="start" office:value-type="string"/>
    </style:style>
    <style:style style:name="ce3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fo:text-align="start"/>
    </style:style>
    <style:style style:name="ce4" style:family="table-cell">
      <style:table-cell-properties style:rotation-align="none" style:rotation-angle="0" style:vertical-align="middle"/>
      <style:text-properties fo:color="#000000"/>
      <style:paragraph-properties fo:margin-left="0pt" fo:text-align="start" office:value-type="string"/>
    </style:style>
    <style:style style:name="ce5" style:family="table-cell">
      <style:table-cell-properties style:rotation-align="none" style:rotation-angle="0" style:vertical-align="middle"/>
      <style:text-properties fo:color="#000000"/>
      <style:paragraph-properties fo:margin-left="0pt" fo:text-align="start"/>
    </style:style>
    <style:style style:name="ce6" style:data-style-name="N2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2pt" fo:font-weight="bold"/>
      <style:paragraph-properties fo:margin-left="0pt" office:value-type="float"/>
    </style:style>
    <style:style style:name="ce7" style:data-style-name="N3" style:decimal-places="0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float"/>
    </style:style>
    <style:style style:name="ce8" style:data-style-name="N3" style:decimal-places="0" style:family="table-cell">
      <style:table-cell-properties style:rotation-align="none" style:rotation-angle="0" style:vertical-align="middle"/>
      <style:text-properties fo:color="#000000"/>
      <style:paragraph-properties fo:margin-left="0pt" office:value-type="float"/>
    </style:style>
    <style:style style:name="ce9" style:data-style-name="N3" style:decimal-places="0" style:family="table-cell" style:parent-style-name="Default">
      <style:table-cell-properties style:rotation-align="none" style:rotation-angle="0" style:vertical-align="middle"/>
      <style:text-properties fo:color="#000000"/>
      <style:paragraph-properties fo:margin-left="0pt" office:value-type="float"/>
    </style:style>
    <style:style style:name="ce10" style:data-style-name="N2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float"/>
    </style:style>
    <style:style style:name="ce11" style:family="table-cell">
      <style:paragraph-properties office:value-type="string"/>
    </style:style>
    <style:style style:name="ce12" style:family="table-cell">
      <style:table-cell-properties fo:background-color="#ffffff" fo:border-left="2pt dotted #000000" fo:border-right="2pt dotte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13" style:family="table-cell">
      <style:table-cell-properties fo:background-color="#ffffff" fo:border-left="2pt solid #000000" fo:border-right="2pt soli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14" style:family="table-cell">
      <style:table-cell-properties fo:background-color="#00ff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15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16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2pt" fo:font-style="italic"/>
      <style:paragraph-properties fo:margin-left="0pt" fo:text-align="start" office:value-type="string"/>
    </style:style>
    <style:style style:name="ce17" style:family="table-cell">
      <style:table-cell-properties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18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2pt" fo:font-style="italic"/>
      <style:paragraph-properties fo:margin-left="0pt" office:value-type="string"/>
    </style:style>
    <style:style style:name="ce19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2pt" fo:font-style="italic" fo:font-weight="bold"/>
      <style:paragraph-properties fo:margin-left="0pt"/>
    </style:style>
    <style:style style:name="ce20" style:family="table-cell">
      <style:table-cell-properties fo:background-color="#ffa5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21" style:family="table-cell">
      <style:table-cell-properties fo:background-color="#ffa500" fo:border-left="2pt dotted #000000" fo:border-right="2pt dotte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22" style:family="table-cell">
      <style:table-cell-properties fo:background-color="#00ff00"/>
    </style:style>
    <style:style style:name="ce23" style:family="table-cell">
      <style:table-cell-properties fo:background-color="#ff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24" style:family="table-cell">
      <style:table-cell-properties fo:background-color="#00ff00" fo:border-left="2pt dotted #000000" fo:border-right="2pt dotte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25" style:family="table-cell">
      <style:table-cell-properties fo:border-left="2pt solid #000000" fo:border-right="2pt soli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26" style:family="table-cell" style:parent-style-name="Default">
      <style:table-cell-properties fo:border-left="2pt dotted #000000" fo:border-right="2pt dotted #000000" style:rotation-align="none" style:rotation-angle="0" style:vertical-align="middle"/>
      <style:text-properties fo:color="#000000"/>
      <style:paragraph-properties fo:margin-left="0pt"/>
    </style:style>
    <style:style style:name="ce27" style:family="table-cell">
      <style:table-cell-properties fo:background-color="#00ffff"/>
    </style:style>
    <style:style style:name="ce28" style:family="table-cell">
      <style:table-cell-properties fo:background-color="#00ffff" fo:border-left="2pt solid #000000" fo:border-right="2pt soli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29" style:family="table-cell">
      <style:table-cell-properties fo:border-left="2pt dotted #000000" fo:border-right="2pt dotted #000000" style:rotation-align="none" style:rotation-angle="0" style:vertical-align="middle"/>
      <style:text-properties fo:color="#000000"/>
      <style:paragraph-properties fo:margin-left="0pt"/>
    </style:style>
    <style:style style:name="ce30" style:family="table-cell" style:parent-style-name="Default">
      <style:table-cell-properties fo:background-color="#00ffff" style:rotation-align="none" style:rotation-angle="0" style:vertical-align="middle"/>
      <style:text-properties fo:color="#000000"/>
      <style:paragraph-properties fo:margin-left="0pt"/>
    </style:style>
    <style:style style:name="ce31" style:family="table-cell">
      <style:table-cell-properties fo:border-left="2pt solid #000000" fo:border-right="2pt solid #000000"/>
    </style:style>
    <style:style style:name="ce32" style:family="table-cell">
      <style:table-cell-properties fo:border-left="2pt solid #000000" fo:border-right="2pt solid #000000" style:rotation-align="none" style:rotation-angle="0" style:vertical-align="middle"/>
      <style:text-properties fo:color="#000000"/>
      <style:paragraph-properties fo:margin-left="0pt"/>
    </style:style>
    <style:style style:name="ce33" style:family="table-cell">
      <style:table-cell-properties fo:border-left="2pt dotted #000000" fo:border-right="2pt dotted #000000"/>
    </style:style>
    <style:style style:name="ce34" style:family="table-cell">
      <style:table-cell-properties fo:background-color="#00ff00" fo:border-left="2pt soli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35" style:family="table-cell">
      <style:table-cell-properties fo:background-color="#00ff00" fo:border-left="2pt solid #000000" fo:border-right="2pt soli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36" style:family="table-cell">
      <style:table-cell-properties fo:background-color="#ffffff" fo:border-left="2pt solid #000000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style>
    <style:style style:name="ce37" style:family="table-cell" style:parent-style-name="Default">
      <style:table-cell-properties fo:background-color="#ffff00" style:rotation-align="none" style:rotation-angle="0" style:vertical-align="middle"/>
      <style:text-properties fo:color="#000000" fo:font-size="12pt" fo:font-weight="bold"/>
      <style:paragraph-properties fo:margin-left="0pt" fo:text-align="end" office:value-type="string"/>
    </style:style>
    <style:style style:name="ce38" style:family="table-cell" style:parent-style-name="Default">
      <style:table-cell-properties fo:background-color="#ff0000" style:rotation-align="none" style:rotation-angle="0" style:vertical-align="middle"/>
      <style:text-properties fo:color="#000000" fo:font-size="12pt" fo:font-weight="bold"/>
      <style:paragraph-properties fo:margin-left="0pt" fo:text-align="end" office:value-type="string"/>
    </style:style>
    <style:style style:name="ce39" style:family="table-cell">
      <style:table-cell-properties fo:background-color="#ffa500" style:cell-protect="protected" style:rotation-align="none" style:rotation-angle="0" style:vertical-align="middle"/>
      <style:text-properties fo:color="#000000" fo:font-family="Sans Serif" fo:font-size="12pt" fo:font-weight="bold"/>
      <style:paragraph-properties fo:margin-left="0pt" fo:text-align="end" office:value-type="string"/>
    </style:style>
    <style:style style:name="ce40" style:family="table-cell" style:parent-style-name="Default">
      <style:table-cell-properties fo:background-color="#00ff00" style:rotation-align="none" style:rotation-angle="0" style:vertical-align="middle"/>
      <style:text-properties fo:color="#000000" fo:font-size="12pt" fo:font-weight="bold"/>
      <style:paragraph-properties fo:margin-left="0pt" fo:text-align="end" office:value-type="string"/>
    </style:style>
    <style:style style:name="ce41" style:family="table-cell">
      <style:table-cell-properties fo:background-color="#00ffff" style:rotation-align="none" style:rotation-angle="0" style:vertical-align="middle"/>
      <style:text-properties fo:color="#000000" fo:font-size="12pt" fo:font-weight="bold"/>
      <style:paragraph-properties fo:margin-left="0pt" fo:text-align="end" office:value-type="string"/>
    </style:style>
    <style:style style:name="ce42" style:family="table-cell"/>
    <style:style style:name="ce43" style:family="table-cell" style:parent-style-name="Default">
      <style:table-cell-properties style:rotation-align="none" style:rotation-angle="0" style:vertical-align="middle"/>
      <style:text-properties fo:color="#000000"/>
      <style:paragraph-properties fo:margin-left="0pt"/>
    </style:style>
    <number:number-style style:name="N2">
      <number:number number:min-integer-digits="1"/>
    </number:number-style>
    <number:number-style style:name="N3">
      <number:number number:decimal-places="0" number:min-integer-digits="1"/>
    </number:number-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Taulukko1" table:style-name="ta1">
        <table:table-column table:style-name="co1"/>
        <table:table-column table:style-name="co2"/>
        <table:table-column table:style-name="co3" table:number-columns-repeated="66"/>
        <table:table-column table:style-name="co3" table:default-cell-style-name="custom-style6" table:number-columns-repeated="10"/>
        <table:table-column table:style-name="co1" table:number-columns-repeated="167"/>
        <table:table-row table:style-name="ro1">
          <table:table-cell office:value-type="string" office:string-value="" table:style-name="ce1"/>
          <table:table-cell office:value-type="string" office:string-value=""/>
          <table:table-cell office:value-type="string" office:string-value="Maaliskuu" table:style-name="ce2" table:number-columns-spanned="15">
            <text:p>Maaliskuu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string" office:string-value="Huhtikuu" table:style-name="ce2" table:number-columns-spanned="30">
            <text:p>Huhtikuu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string" office:string-value="Toukokuu" table:style-name="ce2" table:number-columns-spanned="31">
            <text:p>Toukokuu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4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table-cell office:value-type="string" office:string-value="" table:style-name="ce3" table:number-columns-repeated="167"/>
        </table:table-row>
        <table:table-row table:style-name="ro1">
          <table:table-cell office:value-type="string" office:string-value="" table:style-name="ce1"/>
          <table:table-cell office:value-type="string" office:string-value=""/>
          <table:table-cell office:value-type="float" office:value="11" table:style-name="ce3" table:number-columns-spanned="2">
            <text:p>11</text:p>
          </table:table-cell>
          <table:covered-table-cell office:value-type="string" office:string-value="" table:style-name="ce3"/>
          <table:table-cell office:value-type="float" office:value="12" table:style-name="ce3" table:number-columns-spanned="7">
            <text:p>12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3" table:style-name="ce3" table:number-columns-spanned="7">
            <text:p>13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4" table:style-name="ce3" table:number-columns-spanned="7">
            <text:p>14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5" table:style-name="ce3" table:number-columns-spanned="7">
            <text:p>15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6" table:style-name="ce3" table:number-columns-spanned="7">
            <text:p>16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7" table:style-name="ce3" table:number-columns-spanned="7">
            <text:p>17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8" table:style-name="ce3" table:number-columns-spanned="7">
            <text:p>18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19" table:style-name="ce3" table:number-columns-spanned="7">
            <text:p>19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20" table:style-name="ce3" table:number-columns-spanned="7">
            <text:p>20</text:p>
          </table:table-cell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covered-table-cell office:value-type="string" office:string-value="" table:style-name="ce3"/>
          <table:table-cell office:value-type="float" office:value="21" table:style-name="ce3" table:number-columns-spanned="7">
            <text:p>21</text:p>
          </table:table-cell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table-cell office:value-type="float" office:value="22" table:style-name="ce5" table:number-columns-spanned="4">
            <text:p>22</text:p>
          </table:table-cell>
          <table:covered-table-cell office:value-type="string" office:string-value=""/>
          <table:covered-table-cell office:value-type="string" office:string-value=""/>
          <table:covered-table-cell office:value-type="string" office:string-value=""/>
          <table:table-cell office:value-type="string" office:string-value="" table:style-name="ce3" table:number-columns-repeated="167"/>
        </table:table-row>
        <table:table-row table:style-name="ro1">
          <table:table-cell office:value-type="string" office:string-value="" table:style-name="ce6"/>
          <table:table-cell office:value-type="string" office:string-value="" table:style-name="custom-style6"/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string" office:string-value="" table:style-name="ce10" table:number-columns-repeated="167"/>
        </table:table-row>
        <table:table-row table:style-name="ro1">
          <table:table-cell office:value-type="string" office:string-value="Suunnitteluvaihe" table:style-name="ce11">
            <text:p>Suunnitteluvaihe</text:p>
          </table:table-cell>
          <table:table-cell office:value-type="string" office:string-value=""/>
          <table:table-cell office:value-type="float" office:value="50">
            <text:p>50</text:p>
          </table:table-cell>
          <table:table-cell office:value-type="string" office:string-value="" table:number-columns-repeated="32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Yleinen suunnittelu" table:style-name="ce11">
            <text:p>Yleinen suunnittelu</text:p>
          </table:table-cell>
          <table:table-cell office:value-type="string" office:string-value="" table:style-name="ce14" table:number-columns-repeated="3"/>
          <table:table-cell office:value-type="string" office:string-value="" table:number-columns-repeated="30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Dokumenttien laatiminen" table:style-name="ce11">
            <text:p>Dokumenttien laatiminen</text:p>
          </table:table-cell>
          <table:table-cell office:value-type="string" office:string-value="" table:style-name="ce14" table:number-columns-repeated="3"/>
          <table:table-cell office:value-type="string" office:string-value="" table:number-columns-repeated="30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Tietokannan suunnittelu" table:style-name="ce11">
            <text:p>Tietokannan suunnittelu</text:p>
          </table:table-cell>
          <table:table-cell office:value-type="string" office:string-value="" table:number-columns-repeated="3"/>
          <table:table-cell office:value-type="string" office:string-value="" table:style-name="ce14" table:number-columns-repeated="6"/>
          <table:table-cell office:value-type="string" office:string-value="" table:number-columns-repeated="24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Näkymät" table:style-name="ce11">
            <text:p>Näkymät</text:p>
          </table:table-cell>
          <table:table-cell office:value-type="string" office:string-value="" table:number-columns-repeated="3"/>
          <table:table-cell office:value-type="string" office:string-value="" table:style-name="ce14" table:number-columns-repeated="6"/>
          <table:table-cell office:value-type="string" office:string-value="" table:number-columns-repeated="24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" table:style-name="ce15"/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2">
          <table:table-cell office:value-type="string" office:string-value="Demo-/Toteutusvaihe" table:style-name="ce11">
            <text:p>Demo-/Toteutusvaihe</text:p>
          </table:table-cell>
          <table:table-cell office:value-type="string" office:string-value="" table:style-name="ce15"/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2">
          <table:table-cell office:value-type="string" office:string-value="Perustoiminnallisuus" table:style-name="ce16">
            <text:p>Perustoiminnallisuus</text:p>
          </table:table-cell>
          <table:table-cell office:value-type="string" office:string-value="" table:style-name="ce15"/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2">
          <table:table-cell office:value-type="string" office:string-value="" table:style-name="ce15"/>
          <table:table-cell office:value-type="string" office:string-value="Tietokanta" table:style-name="ce11">
            <text:p>Tietokanta</text:p>
          </table:table-cell>
          <table:table-cell office:value-type="string" office:string-value="" table:number-columns-repeated="15"/>
          <table:table-cell office:value-type="string" office:string-value="" table:style-name="ce14" table:number-columns-repeated="5"/>
          <table:table-cell office:value-type="string" office:string-value="" table:number-columns-repeated="13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MVC-malli" table:style-name="ce11">
            <text:p>MVC-malli</text:p>
          </table:table-cell>
          <table:table-cell office:value-type="string" office:string-value="" table:number-columns-repeated="18"/>
          <table:table-cell office:value-type="string" office:string-value="" table:style-name="ce14" table:number-columns-repeated="4"/>
          <table:table-cell office:value-type="string" office:string-value="" table:style-name="ce17" table:number-columns-repeated="4"/>
          <table:table-cell office:value-type="string" office:string-value="" table:number-columns-repeated="7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2">
          <table:table-cell office:value-type="string" office:string-value="" table:style-name="ce15"/>
          <table:table-cell office:value-type="string" office:string-value="Alustavat näkymät" table:style-name="ce11">
            <text:p>Alustavat näkymät</text:p>
          </table:table-cell>
          <table:table-cell office:value-type="string" office:string-value="" table:number-columns-repeated="21"/>
          <table:table-cell office:value-type="string" office:string-value="" table:style-name="ce14" table:number-columns-repeated="5"/>
          <table:table-cell office:value-type="string" office:string-value="" table:style-name="ce17" table:number-columns-repeated="2"/>
          <table:table-cell office:value-type="string" office:string-value="" table:number-columns-repeated="5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Ulkoasu" table:style-name="ce11">
            <text:p>Ulkoasu</text:p>
          </table:table-cell>
          <table:table-cell office:value-type="string" office:string-value="" table:number-columns-repeated="25"/>
          <table:table-cell office:value-type="string" office:string-value="" table:style-name="ce14" table:number-columns-repeated="6"/>
          <table:table-cell office:value-type="string" office:string-value="" table:number-columns-repeated="2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 table:number-columns-repeated="35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 table:number-columns-repeated="35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Tarkennettu toiminnallisuus" table:style-name="ce18">
            <text:p>Tarkennettu toiminnallisuus</text:p>
          </table:table-cell>
          <table:table-cell office:value-type="string" office:string-value="" table:number-columns-repeated="34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 table:style-name="ce19"/>
          <table:table-cell office:value-type="string" office:string-value="Tililuettelo" table:style-name="ce11">
            <text:p>Tililuettelo</text:p>
          </table:table-cell>
          <table:table-cell office:value-type="string" office:string-value="" table:number-columns-repeated="24"/>
          <table:table-cell office:value-type="string" office:string-value="" table:style-name="ce14" table:number-columns-repeated="7"/>
          <table:table-cell office:value-type="string" office:string-value="" table:number-columns-repeated="2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Budjetti" table:style-name="ce11">
            <text:p>Budjetti</text:p>
          </table:table-cell>
          <table:table-cell office:value-type="string" office:string-value="" table:number-columns-repeated="28"/>
          <table:table-cell office:value-type="string" office:string-value="" table:style-name="ce20" table:number-columns-repeated="5"/>
          <table:table-cell office:value-type="string" office:string-value="" table:style-name="ce21"/>
          <table:table-cell office:value-type="string" office:string-value="" table:style-name="ce20" table:number-columns-repeated="3"/>
          <table:table-cell office:value-type="string" office:string-value="" table:number-columns-repeated="12"/>
          <table:table-cell office:value-type="string" office:string-value="" table:style-name="ce22" table:number-columns-repeated="5"/>
          <table:table-cell office:value-type="string" office:string-value="" table:number-columns-repeated="1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Tilitapahtumat" table:style-name="ce11">
            <text:p>Tilitapahtumat</text:p>
          </table:table-cell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 table:style-name="ce20" table:number-columns-repeated="4"/>
          <table:table-cell office:value-type="string" office:string-value="" table:number-columns-repeated="11"/>
          <table:table-cell office:value-type="string" office:string-value="" table:style-name="ce22" table:number-columns-repeated="5"/>
          <table:table-cell office:value-type="string" office:string-value="" table:number-columns-repeated="1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Päiväkirja" table:style-name="ce11">
            <text:p>Päiväkirja</text:p>
          </table:table-cell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/>
          <table:table-cell office:value-type="string" office:string-value="" table:style-name="ce23" table:number-columns-repeated="9"/>
          <table:table-cell office:value-type="string" office:string-value="" table:number-columns-repeated="8"/>
          <table:table-cell office:value-type="string" office:string-value="" table:style-name="ce22" table:number-columns-repeated="4"/>
          <table:table-cell office:value-type="string" office:string-value="" table:number-columns-repeated="9"/>
          <table:table-cell office:value-type="string" office:string-value="" table:style-name="ce22" table:number-columns-repeated="4"/>
          <table:table-cell office:value-type="string" office:string-value="" table:number-columns-repeated="3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2">
          <table:table-cell office:value-type="string" office:string-value="" table:style-name="ce15"/>
          <table:table-cell office:value-type="string" office:string-value="Pääkirja" table:style-name="ce11">
            <text:p>Pääkirja</text:p>
          </table:table-cell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/>
          <table:table-cell office:value-type="string" office:string-value="" table:style-name="ce23" table:number-columns-repeated="9"/>
          <table:table-cell office:value-type="string" office:string-value="" table:number-columns-repeated="8"/>
          <table:table-cell office:value-type="string" office:string-value="" table:style-name="ce22" table:number-columns-repeated="4"/>
          <table:table-cell office:value-type="string" office:string-value="" table:number-columns-repeated="9"/>
          <table:table-cell office:value-type="string" office:string-value="" table:style-name="ce22" table:number-columns-repeated="4"/>
          <table:table-cell office:value-type="string" office:string-value="" table:number-columns-repeated="3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2">
          <table:table-cell office:value-type="string" office:string-value="" table:style-name="ce15"/>
          <table:table-cell office:value-type="string" office:string-value="Interaktiivinen käyttöliittymä" table:style-name="ce11">
            <text:p>Interaktiivinen käyttöliittymä</text:p>
          </table:table-cell>
          <table:table-cell office:value-type="string" office:string-value="" table:number-columns-repeated="31"/>
          <table:table-cell office:value-type="string" office:string-value="" table:style-name="ce14" table:number-columns-repeated="2"/>
          <table:table-cell office:value-type="string" office:string-value="" table:style-name="ce24"/>
          <table:table-cell office:value-type="string" office:string-value="" table:style-name="ce14" table:number-columns-repeated="14"/>
          <table:table-cell office:value-type="string" office:string-value="" table:style-name="ce17" table:number-columns-repeated="24"/>
          <table:table-cell office:value-type="string" office:string-value="" table:style-name="ce25"/>
          <table:table-cell office:value-type="string" office:string-value="" table:number-columns-repeated="170"/>
        </table:table-row>
        <table:table-row table:style-name="ro2">
          <table:table-cell office:value-type="string" office:string-value=""/>
          <table:table-cell office:value-type="string" office:string-value="Interaktiivinen käyttöliittymä" table:style-name="custom-style6">
            <text:p>Interaktiivinen käyttöliittymä</text:p>
          </table:table-cell>
          <table:table-cell office:value-type="string" office:string-value="" table:number-columns-repeated="33"/>
          <table:table-cell office:value-type="string" office:string-value="" table:style-name="ce26"/>
          <table:table-cell office:value-type="string" office:string-value="" table:number-columns-repeated="14"/>
          <table:table-cell office:value-type="string" office:string-value="" table:style-name="ce27" table:number-columns-repeated="24"/>
          <table:table-cell office:value-type="string" office:string-value="" table:style-name="ce28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PDF generointi Päivä- ja pääkirjasta" table:style-name="custom-style6">
            <text:p>PDF generointi Päivä- ja pääkirjasta</text:p>
          </table:table-cell>
          <table:table-cell office:value-type="string" office:string-value="" table:style-name="custom-style6" table:number-columns-repeated="3"/>
          <table:table-cell office:value-type="string" office:string-value="" table:number-columns-repeated="30"/>
          <table:table-cell office:value-type="string" office:string-value="" table:style-name="ce29"/>
          <table:table-cell office:value-type="string" office:string-value="" table:number-columns-repeated="30"/>
          <table:table-cell office:value-type="string" office:string-value="" table:style-name="ce30" table:number-columns-repeated="3"/>
          <table:table-cell office:value-type="string" office:string-value="" table:number-columns-repeated="5"/>
          <table:table-cell office:value-type="string" office:string-value="" table:style-name="ce31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Ohjeet sivuille">
            <text:p>Ohjeet sivuille</text:p>
          </table:table-cell>
          <table:table-cell office:value-type="string" office:string-value="" table:number-columns-repeated="33"/>
          <table:table-cell office:value-type="string" office:string-value="" table:style-name="ce29"/>
          <table:table-cell office:value-type="string" office:string-value="" table:number-columns-repeated="33"/>
          <table:table-cell office:value-type="string" office:string-value="" table:style-name="ce27" table:number-columns-repeated="3"/>
          <table:table-cell office:value-type="string" office:string-value=""/>
          <table:table-cell office:value-type="string" office:string-value="" table:style-name="custom-style6"/>
          <table:table-cell office:value-type="string" office:string-value="" table:style-name="ce32"/>
          <table:table-cell office:value-type="string" office:string-value="" table:number-columns-repeated="170"/>
        </table:table-row>
        <table:table-row table:style-name="ro1">
          <table:table-cell office:value-type="string" office:string-value="" table:style-name="custom-style6"/>
          <table:table-cell office:value-type="string" office:string-value=""/>
          <table:table-cell office:value-type="string" office:string-value="" table:style-name="custom-style6"/>
          <table:table-cell office:value-type="string" office:string-value="" table:number-columns-repeated="32"/>
          <table:table-cell office:value-type="string" office:string-value="" table:style-name="ce33"/>
          <table:table-cell office:value-type="string" office:string-value="" table:style-name="custom-style6"/>
          <table:table-cell office:value-type="string" office:string-value="" table:number-columns-repeated="37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Dokumentointivaihe" table:style-name="ce11">
            <text:p>Dokumentointivaihe</text:p>
          </table:table-cell>
          <table:table-cell office:value-type="string" office:string-value="" table:number-columns-repeated="34"/>
          <table:table-cell office:value-type="string" office:string-value="" table:style-name="ce12"/>
          <table:table-cell office:value-type="string" office:string-value="" table:number-columns-repeated="38"/>
          <table:table-cell office:value-type="string" office:string-value="" table:style-name="ce13"/>
          <table:table-cell office:value-type="string" office:string-value="" table:number-columns-repeated="170"/>
        </table:table-row>
        <table:table-row table:style-name="ro1">
          <table:table-cell office:value-type="string" office:string-value=""/>
          <table:table-cell office:value-type="string" office:string-value="Lopullinen dokumentti" table:style-name="ce11">
            <text:p>Lopullinen dokumentti</text:p>
          </table:table-cell>
          <table:table-cell office:value-type="string" office:string-value="" table:number-columns-repeated="33"/>
          <table:table-cell office:value-type="string" office:string-value="" table:style-name="ce12"/>
          <table:table-cell office:value-type="string" office:string-value="" table:number-columns-repeated="17"/>
          <table:table-cell office:value-type="string" office:string-value="" table:style-name="ce23" table:number-columns-repeated="14"/>
          <table:table-cell office:value-type="string" office:string-value="" table:style-name="ce14" table:number-columns-repeated="4"/>
          <table:table-cell office:value-type="string" office:string-value="" table:style-name="ce34"/>
          <table:table-cell office:value-type="string" office:string-value="" table:style-name="ce14" table:number-columns-repeated="2"/>
          <table:table-cell office:value-type="string" office:string-value="" table:style-name="ce35"/>
          <table:table-cell office:value-type="string" office:string-value="" table:number-columns-repeated="170"/>
        </table:table-row>
        <table:table-row table:style-name="ro1">
          <table:table-cell office:value-type="string" office:string-value="" table:number-columns-repeated="35"/>
          <table:table-cell office:value-type="string" office:string-value="" table:style-name="ce12"/>
          <table:table-cell office:value-type="string" office:string-value="" table:number-columns-repeated="35"/>
          <table:table-cell office:value-type="string" office:string-value="" table:style-name="ce36"/>
          <table:table-cell office:value-type="string" office:string-value="" table:number-columns-repeated="2"/>
          <table:table-cell office:value-type="string" office:string-value="" table:style-name="ce31"/>
          <table:table-cell office:value-type="string" office:string-value="" table:number-columns-repeated="170"/>
        </table:table-row>
        <table:table-row table:style-name="ro1">
          <table:table-cell office:value-type="string" office:string-value="" table:style-name="ce15"/>
          <table:table-cell office:value-type="string" office:string-value="" table:number-columns-repeated="34"/>
          <table:table-cell office:value-type="string" office:string-value="Demovaihe" table:style-name="ce15">
            <text:p>Demovaihe</text:p>
          </table:table-cell>
          <table:table-cell office:value-type="string" office:string-value="" table:number-columns-repeated="35"/>
          <table:table-cell office:value-type="string" office:string-value="" table:style-name="ce36"/>
          <table:table-cell office:value-type="string" office:string-value="" table:number-columns-repeated="2"/>
          <table:table-cell office:value-type="string" office:string-value="Palautusvaihe">
            <text:p>Palautusvaihe</text:p>
          </table:table-cell>
          <table:table-cell office:value-type="string" office:string-value="" table:number-columns-repeated="170"/>
        </table:table-row>
        <table:table-row table:style-name="ro1">
          <table:table-cell office:value-type="string" office:string-value="Suunniteltu" table:style-name="ce37" table:number-columns-spanned="2">
            <text:p>Suunniteltu</text:p>
          </table:table-cell>
          <table:covered-table-cell office:value-type="string" office:string-value=""/>
          <table:table-cell office:value-type="string" office:string-value="" table:number-columns-repeated="33"/>
          <table:table-cell office:value-type="string" office:string-value="" table:style-name="ce15"/>
          <table:table-cell office:value-type="string" office:string-value="" table:number-columns-repeated="35"/>
          <table:table-cell office:value-type="string" office:string-value="Alkuperäinen DL" table:style-name="ce36">
            <text:p>Alkuperäinen DL</text:p>
          </table:table-cell>
          <table:table-cell office:value-type="string" office:string-value="" table:number-columns-repeated="173"/>
        </table:table-row>
        <table:table-row table:style-name="ro1">
          <table:table-cell office:value-type="string" office:string-value="Suunniteltu, Ei toteutunut" table:style-name="ce38" table:number-columns-spanned="2">
            <text:p>Suunniteltu, Ei toteutunut</text:p>
          </table:table-cell>
          <table:covered-table-cell office:value-type="string" office:string-value=""/>
          <table:table-cell office:value-type="string" office:string-value="" table:number-columns-repeated="33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Toteutunut, ei valmistunut" table:style-name="ce39" table:number-columns-spanned="2">
            <text:p>Toteutunut, ei valmistunut</text:p>
          </table:table-cell>
          <table:covered-table-cell office:value-type="string" office:string-value=""/>
          <table:table-cell office:value-type="string" office:string-value="" table:number-columns-repeated="33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Toteutunut" table:style-name="ce40" table:number-columns-spanned="2">
            <text:p>Toteutunut</text:p>
          </table:table-cell>
          <table:covered-table-cell office:value-type="string" office:string-value=""/>
          <table:table-cell office:value-type="string" office:string-value="" table:number-columns-repeated="33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Ei suunniteltua toteutusta" table:style-name="ce41" table:number-columns-spanned="2">
            <text:p>Ei suunniteltua toteutusta</text:p>
          </table:table-cell>
          <table:covered-table-cell office:value-type="string" office:string-value=""/>
          <table:table-cell office:value-type="string" office:string-value="" table:number-columns-repeated="33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number-columns-repeated="35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style-name="ce42"/>
          <table:table-cell office:value-type="string" office:string-value="" table:number-columns-repeated="34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style-name="ce42"/>
          <table:table-cell office:value-type="string" office:string-value="" table:number-columns-repeated="34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style-name="ce43"/>
          <table:table-cell office:value-type="string" office:string-value="" table:number-columns-repeated="34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style-name="ce43"/>
          <table:table-cell office:value-type="string" office:string-value="" table:number-columns-repeated="34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style-name="ce43"/>
          <table:table-cell office:value-type="string" office:string-value="" table:number-columns-repeated="34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number-columns-repeated="35"/>
          <table:table-cell office:value-type="string" office:string-value="" table:style-name="ce15"/>
          <table:table-cell office:value-type="string" office:string-value="" table:number-columns-repeated="209"/>
        </table:table-row>
        <table:table-row table:style-name="ro1">
          <table:table-cell office:value-type="string" office:string-value="" table:number-columns-repeated="245"/>
        </table:table-row>
        <table:table-row table:style-name="ro1" table:number-rows-repeated="32722"/>
      </table:table>
      <table:table table:name="Taulukko2" table:style-name="ta1">
        <table:table-column table:style-name="co1"/>
        <table:table-row table:style-name="ro3">
          <table:table-cell office:value-type="string" office:string-value=""/>
        </table:table-row>
      </table:table>
      <table:table table:name="Taulukko3" table:style-name="ta1">
        <table:table-column table:style-name="co1"/>
        <table:table-row table:style-name="ro3">
          <table:table-cell office:value-type="string" office:string-value="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ext-properties fo:font-size="16pt" fo:font-style="italic" fo:font-weight="bold"/>
      <style:paragraph-properties fo:text-align="center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ecimal-places="2" style:display-name="Result2" style:family="table-cell" style:parent-style-name="Result">
      <style:paragraph-properties office:value-type="currency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  <style:page-layout style:name="custom-style6" style:display-name="Default"/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Mikael Lavi</meta:initial-creator>
    <meta:editing-cycles>4</meta:editing-cycles>
    <meta:creation-date>2007-04-19T14:49:57</meta:creation-date>
    <dc:date>2007-05-28T17:13:54</dc:date>
    <dc:creator>Mikael Lavi</dc:creator>
  </office:meta>
</office:document-meta>
</file>